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text-properties officeooo:rsid="000c40e1" officeooo:paragraph-rsid="000c40e1"/>
    </style:style>
    <style:style style:name="P2" style:family="paragraph" style:parent-style-name="Standard">
      <style:text-properties officeooo:rsid="000c40e1" officeooo:paragraph-rsid="000d6db1"/>
    </style:style>
    <style:style style:name="P3" style:family="paragraph" style:parent-style-name="Standard">
      <style:text-properties officeooo:rsid="000d6db1" officeooo:paragraph-rsid="000d6db1"/>
    </style:style>
    <style:style style:name="P4" style:family="paragraph" style:parent-style-name="Standard">
      <style:text-properties officeooo:rsid="000dcca5" officeooo:paragraph-rsid="000dcca5"/>
    </style:style>
    <style:style style:name="P5" style:family="paragraph" style:parent-style-name="Standard">
      <style:text-properties officeooo:rsid="000f3e67" officeooo:paragraph-rsid="000f3e67"/>
    </style:style>
    <style:style style:name="T1" style:family="text">
      <style:text-properties officeooo:rsid="000d6db1"/>
    </style:style>
    <style:style style:name="T2" style:family="text">
      <style:text-properties fo:background-color="#ffff00" loext:char-shading-value="0"/>
    </style:style>
    <style:style style:name="T3" style:family="text">
      <style:text-properties officeooo:rsid="000d6db1" fo:background-color="#ffff00" loext:char-shading-value="0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Segment#1</text:p>
      <text:p text:style-name="P1">0015 0593 2950 145f 008a cafd 5018 2398 368a 0000 3232 3120 476f 6f64 6279 652e 0d0a</text:p>
      <text:p text:style-name="P1"/>
      <text:p text:style-name="P1">0015 <text:s text:c="15"/>0593</text:p>
      <text:p text:style-name="P1">#port source 21 <text:s text:c="4"/>#port client 1427</text:p>
      <text:p text:style-name="P1">Serveur FTP <text:s text:c="10"/>Client FTP</text:p>
      <text:p text:style-name="P1"/>
      <text:p text:style-name="P1"><text:s text:c="3"/>#sequence 32bit</text:p>
      <text:p text:style-name="P1"><text:s text:c="5"/>2950 145f <text:s text:c="2"/>= 693113951</text:p>
      <text:p text:style-name="P1"/>
      <text:p text:style-name="P1"><text:s text:c="8"/>#ACK</text:p>
      <text:p text:style-name="P1"><text:s text:c="4"/>008a cafd <text:s text:c="2"/>= 095933</text:p>
      <text:p text:style-name="P1"/>
      <text:p text:style-name="P1"><text:s text:c="24"/>fenetre</text:p>
      <text:p text:style-name="P1">5018 <text:s text:c="19"/>2398</text:p>
      <text:p text:style-name="P1">0101 0000 0001 1000 <text:s text:c="4"/>9112</text:p>
      <text:p text:style-name="P1"><text:s text:c="12"/>UA PRSF <text:s/></text:p>
      <text:p text:style-name="P1"/>
      <text:p text:style-name="P1">cheksum 368a = 13681 <text:s text:c="3"/>pointeur donn ur = 0000</text:p>
      <text:p text:style-name="P1"/>
      <text:p text:style-name="P1">data = 3232 3120 476f 6f64 6279 652e 0d0a</text:p>
      <text:p text:style-name="P1"/>
      <text:p text:style-name="P1"/>
      <text:p text:style-name="P1"><text:s text:c="16"/>**************</text:p>
      <text:p text:style-name="P1"/>
      <text:p text:style-name="P1">Segment#2</text:p>
      <text:p text:style-name="P1">0015 0593 2950 146d 008a cafd 5011 2398 2569 0000 0000 0000 0000</text:p>
      <text:p text:style-name="P1"/>
      <text:p text:style-name="P1"/>
      <text:p text:style-name="P1">0015 <text:s text:c="15"/>0593</text:p>
      <text:p text:style-name="P1">#port source 21 <text:s text:c="4"/>#port client 1427</text:p>
      <text:p text:style-name="P1">Serveur FTP <text:s text:c="9"/>Client FTP</text:p>
      <text:p text:style-name="P1"/>
      <text:p text:style-name="P1"><text:s text:c="3"/>#sequence 32bit</text:p>
      <text:p text:style-name="P1"><text:s text:c="5"/>2950 146d <text:s text:c="2"/>= 693113965</text:p>
      <text:p text:style-name="P1"/>
      <text:p text:style-name="P1"><text:s text:c="8"/>#ACK</text:p>
      <text:p text:style-name="P1"><text:s text:c="4"/>008a cafd <text:s text:c="2"/>= 095933</text:p>
      <text:p text:style-name="P1"/>
      <text:p text:style-name="P1"><text:s text:c="24"/>fenetre</text:p>
      <text:p text:style-name="P1">5011 <text:s text:c="19"/>2398</text:p>
      <text:p text:style-name="P1">0101 0000 0001 0001 <text:s text:c="4"/>9112</text:p>
      <text:p text:style-name="P1"><text:s text:c="12"/>UA PRSF <text:s/></text:p>
      <text:p text:style-name="P1"/>
      <text:p text:style-name="P1">cheksum 2569 = 9577 <text:s text:c="3"/>pointeur donn ur = 0000</text:p>
      <text:p text:style-name="P1"/>
      <text:p text:style-name="P1">data = 0000 0000 0000</text:p>
      <text:p text:style-name="P1"/>
      <text:p text:style-name="P1"><text:s text:c="16"/>**************</text:p>
      <text:p text:style-name="P1"><text:soft-page-break/>Ségment #3:</text:p>
      <text:p text:style-name="P1">0593 0015 008a cafd 2950 146e 5010 203d 28c4 0000 452b 6c54 2068</text:p>
      <text:p text:style-name="P1"/>
      <text:p text:style-name="P1"/>
      <text:p text:style-name="P1">0593 <text:s text:c="19"/>0015</text:p>
      <text:p text:style-name="P1">#port source 1427 <text:s text:c="4"/>#port client 21</text:p>
      <text:p text:style-name="P1">Serveur FTP <text:s text:c="9"/>Client FTP</text:p>
      <text:p text:style-name="P1"/>
      <text:p text:style-name="P1"><text:s text:c="3"/>#sequence 32bit</text:p>
      <text:p text:style-name="P1"><text:s text:c="5"/>008a cafd <text:s text:c="2"/>= 9095933</text:p>
      <text:p text:style-name="P1"/>
      <text:p text:style-name="P1"><text:s text:c="8"/>#ACK</text:p>
      <text:p text:style-name="P1"><text:s text:c="4"/>2950 146e <text:s text:c="2"/>= 693113966</text:p>
      <text:p text:style-name="P1"/>
      <text:p text:style-name="P1"><text:s text:c="24"/>fenetre</text:p>
      <text:p text:style-name="P1">5010 <text:s text:c="19"/>203d</text:p>
      <text:p text:style-name="P1">0101 0000 0001 0000 <text:s text:c="4"/>8253</text:p>
      <text:p text:style-name="P1"><text:s text:c="12"/>UA PRSF <text:s/></text:p>
      <text:p text:style-name="P1"/>
      <text:p text:style-name="P1">cheksum 28c4 = 10436 <text:s text:c="3"/>pointeur donn ur = 0000</text:p>
      <text:p text:style-name="P1"/>
      <text:p text:style-name="P1">data = 452b 6c54 2068</text:p>
      <text:p text:style-name="P1"/>
      <text:p text:style-name="P1"><text:s text:c="17"/>**************</text:p>
      <text:p text:style-name="P1"/>
      <text:p text:style-name="P1">Ségment #4:</text:p>
      <text:p text:style-name="P1">0593 0015 008a cafd 2950 146e 5011 203d 28c3 0000 fc29 5818 5707</text:p>
      <text:p text:style-name="P1"/>
      <text:p text:style-name="P1"/>
      <text:p text:style-name="P1">0593 <text:s text:c="19"/>0015</text:p>
      <text:p text:style-name="P1">#port source 1427 <text:s text:c="4"/>#port client 21</text:p>
      <text:p text:style-name="P1">Serveur FTP <text:s text:c="11"/>Client FTP</text:p>
      <text:p text:style-name="P1"/>
      <text:p text:style-name="P1"><text:s text:c="3"/>#sequence 32bit</text:p>
      <text:p text:style-name="P1"><text:s text:c="5"/>008a cafd <text:s text:c="2"/>= 9095933</text:p>
      <text:p text:style-name="P1"/>
      <text:p text:style-name="P1"><text:s text:c="8"/>#ACK</text:p>
      <text:p text:style-name="P1"><text:s text:c="4"/>2950 146e <text:s text:c="2"/>= 693113966</text:p>
      <text:p text:style-name="P1"/>
      <text:p text:style-name="P1"><text:s text:c="24"/>fenetre</text:p>
      <text:p text:style-name="P1">5011 <text:s text:c="19"/>203d</text:p>
      <text:p text:style-name="P1">0101 0000 0001 0001 <text:s text:c="4"/>8253</text:p>
      <text:p text:style-name="P1"><text:s text:c="12"/>UA PRSF <text:s/></text:p>
      <text:p text:style-name="P1"/>
      <text:p text:style-name="P1">cheksum 28c3 = 10435 <text:s text:c="3"/>pointeur donn ur = 0000</text:p>
      <text:p text:style-name="P1"/>
      <text:p text:style-name="P1">data = fc29 5818 5707</text:p>
      <text:p text:style-name="P1"/>
      <text:p text:style-name="P1"><text:s text:c="13"/>*******************</text:p>
      <text:p text:style-name="P1"><text:soft-page-break/></text:p>
      <text:p text:style-name="P1">Serveur FTP <text:s text:c="44"/>Client FTP</text:p>
      <text:p text:style-name="P1"><text:s text:c="3"/>A =21 <text:s text:c="51"/>B=1427</text:p>
      <text:p text:style-name="P1"><text:s/>Ack, push , #seq=693113951, #ack =095933 <text:s text:c="3"/>&gt;&gt;&gt; <text:s text:c="6"/>14 octets de donnees </text:p>
      <text:p text:style-name="P1"><text:s/>Ack, FIN , #seq=693113965, #ack =095933 <text:s text:c="3"/>&gt;&gt;&gt; <text:s text:c="7"/></text:p>
      <text:p text:style-name="P1"><text:s/>Ack <text:s text:c="6"/>, #seq=693113965, #ack =095933 <text:s text:c="3"/>&lt;&lt;&lt; <text:s text:c="6"/></text:p>
      <text:p text:style-name="P1"><text:s/>Ack <text:s/>FIN <text:s text:c="4"/>, #seq=693113965, #ack =095933 <text:s/>&lt;&lt;&lt; <text:s text:c="6"/></text:p>
      <text:p text:style-name="P1"/>
      <text:p text:style-name="P1"><text:s text:c="12"/>**************</text:p>
      <text:p text:style-name="P1"/>
      <text:p text:style-name="P1"><text:s text:c="11"/>Exercice 2</text:p>
      <text:p text:style-name="P1">On considère une connexion TCP entre deux applications distantes A et B. A doit envoyer</text:p>
      <text:p text:style-name="P1">à B deux segments de 100 octets de données chacun et B doit envoyer à A un segment de</text:p>
      <text:p text:style-name="P1">300 octets de données. Représenter le chronogramme d’un échange entre A et B, sachant</text:p>
      <text:p text:style-name="P1">que A est à l’origine de l’établissement et que la référence initiale de A est égale à 100 et</text:p>
      <text:p text:style-name="P1">celle de B à 600. </text:p>
      <text:p text:style-name="P1"/>
      <text:p text:style-name="P1">--la reference initiale = numero de sequence initial</text:p>
      <text:p text:style-name="P1">voir slide tcp 3way handshake</text:p>
      <text:p text:style-name="P1"/>
      <text:p text:style-name="P1"/>
      <text:p text:style-name="P1">Que se passe-t-il si le premier segment de données de A se perd ? le dernier numero d acquitement sera 101</text:p>
      <text:p text:style-name="P1"/>
      <text:p text:style-name="P1"/>
      <text:p text:style-name="P1">ACK, <text:s/>#seq=101, #ack =901 <text:s text:c="33"/>&gt;&gt;&gt; <text:s text:c="7"/></text:p>
      <text:p text:style-name="P1">ACK, #seq=901, #ack =301 (car ce sont des ack cumulatif) <text:s text:c="2"/>&lt;&lt;&lt; </text:p>
      <text:p text:style-name="P1"/>
      <text:p text:style-name="P1"><text:s text:c="12"/>Exercice 3</text:p>
      <text:p text:style-name="P1">Tracez la courbe illustrant les variations de la taille de la fenêtre de congestion de TCP</text:p>
      <text:p text:style-name="P1">sous les hypothèses suivantes. La taille maximum de segment est de 1024 octets et,</text:p>
      <text:p text:style-name="P1">initialement, le seuil de congestion est fixé à 64 Ko. Après 10 RTT, le temporisateur de</text:p>
      <text:p text:style-name="P1">retransmission expire, puis de nouveau après 46 RTT.</text:p>
      <text:p text:style-name="P1"/>
      <text:p text:style-name="P1"/>
      <text:p text:style-name="P1"><text:s text:c="12"/>Exercice livre 9.291</text:p>
      <text:p text:style-name="P1"/>
      <text:p text:style-name="P1">3 ack dupliqué le seuil devient la moitie de la fentre, mais le prochain rtt est le seuil + 3</text:p>
      <text:p text:style-name="P1">À quelle transmission, le segment 70 est Envoyé? ROUND 7</text:p>
      <text:p text:style-name="P1">Supposons 3Acks dupliqués à la transmission 26, donner cwnd et ssthresh 7? <text:s/>cwnd = 4 ssthres = 7</text:p>
      <text:p text:style-name="P1"/>
      <text:p text:style-name="P1">ROUND <text:s text:c="6"/>#SEGMENT</text:p>
      <text:p text:style-name="P1">1 <text:s text:c="14"/>1</text:p>
      <text:p text:style-name="P1">2 <text:s text:c="14"/>2-3</text:p>
      <text:p text:style-name="P1">3 <text:s text:c="14"/>4-7</text:p>
      <text:p text:style-name="P1">4 <text:s text:c="14"/>8-15</text:p>
      <text:p text:style-name="P1">5 <text:s text:c="14"/>16-31</text:p>
      <text:p text:style-name="P1">6 <text:s text:c="14"/>32-63</text:p>
      <text:p text:style-name="P1">7 <text:s text:c="14"/>64-96</text:p>
      <text:p text:style-name="P1"><text:soft-page-break/>8 <text:s text:c="14"/>97-130</text:p>
      <text:p text:style-name="P1"/>
      <text:p text:style-name="P1"/>
      <text:p text:style-name="P1">Timer expire</text:p>
      <text:p text:style-name="P1"><text:s text:c="4"/>Window = 1MsS</text:p>
      <text:p text:style-name="P1"><text:s text:c="4"/>THRESHOLD = wINDOW / 2</text:p>
      <text:p text:style-name="P1"/>
      <text:p text:style-name="P1">3ACK</text:p>
      <text:p text:style-name="P1"><text:s text:c="4"/>Window = window/2 +3</text:p>
      <text:p text:style-name="P1"><text:s text:c="4"/>THRESHOLD = wINDOW / 2</text:p>
      <text:p text:style-name="P1"/>
      <text:p text:style-name="P1"/>
      <text:p text:style-name="P1">Supposons Tahoe</text:p>
      <text:p text:style-name="P1"> cwnd et ssthresh à 19?</text:p>
      <text:p text:style-name="P1"> timeout à 22, combien de segments envoyés entre</text:p>
      <text:p text:style-name="P1">17 et 22? 17 = 1; 18 = 2; 19 = 4; 20 = 8 21 = 16 22 = 21 car c est le seuil</text:p>
      <text:p text:style-name="P1"/>
      <text:p text:style-name="P1"/>
      <text:p text:style-name="P1"><text:s text:c="20"/>Exercice 2</text:p>
      <text:p text:style-name="P1"/>
      <text:p text:style-name="P1">A----------Rt1---------------Rt2---------B</text:p>
      <text:p text:style-name="P1">L/R1 + L/R2 + <text:s/>L/R3 + d1/s1 + d2/s2 + d3/s3 + 2dproc </text:p>
      <text:p text:style-name="P1"/>
      <text:p text:style-name="P1"/>
      <text:p text:style-name="P1"><text:s text:c="20"/>Exercice 2b</text:p>
      <text:p text:style-name="P1">6 + 6 + 6 + 16 + 4 + 2*3 = 64 ms</text:p>
      <text:p text:style-name="P1"/>
      <text:p text:style-name="P1"/>
      <text:p text:style-name="P1"/>
      <text:p text:style-name="P1"/>
      <text:p text:style-name="P1"><text:s text:c="20"/>Exercice 2c</text:p>
      <text:p text:style-name="P1"/>
      <text:p text:style-name="P1">il n y a pas trois delai de transmision</text:p>
      <text:p text:style-name="P1"/>
      <text:p text:style-name="P1">L/R + d1/s1 + d2/s2 + d3/s3</text:p>
      <text:p text:style-name="P1"/>
      <text:p text:style-name="P1">voir slide debit</text:p>
      <text:p text:style-name="P1"/>
      <text:p text:style-name="P1"/>
      <text:p text:style-name="P2"><text:s text:c="12"/></text:p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/>
      <text:p text:style-name="P2"><text:soft-page-break/></text:p>
      <text:p text:style-name="P2">Exercice 6</text:p>
      <text:p text:style-name="P1">d i = longueur du lien i</text:p>
      <text:p text:style-name="P1">s i = vitesse de propagation sur le lien i</text:p>
      <text:p text:style-name="P1">R i = débit sur le lien i</text:p>
      <text:p text:style-name="P1">d proc = délai de traitement dans chaque routeur</text:p>
      <text:p text:style-name="P1"/>
      <text:p text:style-name="P1"> La distance entre chaque hôte et le routeur = 1500 m.</text:p>
      <text:p text:style-name="P1"> La vitesse de propagation = 360.000km/s (vitesse de la lumière).</text:p>
      <text:p text:style-name="P1"> La taille des messages = 1500 octets.</text:p>
      <text:p text:style-name="P1"> Le débit du lien entre chaque hôte et le routeur = 1Mb/s.</text:p>
      <text:p text:style-name="P1"> Le délai de traitement d’un message dans le routeur=10ms.</text:p>
      <text:p text:style-name="P1"/>
      <text:p text:style-name="P1"/>
      <text:p text:style-name="P1"/>
      <text:p text:style-name="P2"><text:span text:style-name="T1">1.</text:span></text:p>
      <text:p text:style-name="P2"/>
      <text:p text:style-name="P2">A----------Rt---------B</text:p>
      <text:p text:style-name="P1">L/R1 + L/R2 + d1/s1 + d2/s2 <text:s/>+ 2dproc </text:p>
      <text:p text:style-name="P1"/>
      <text:p text:style-name="P1"/>
      <text:p text:style-name="P1">2 X (1500*8/10⁸ + 1500/360X10⁸) +0.01</text:p>
      <text:p text:style-name="P1"/>
      <text:p text:style-name="P1">2* ( 0.012 + 0.00004) +0.01</text:p>
      <text:p text:style-name="P1">0.034008</text:p>
      <text:p text:style-name="P1"/>
      <text:p text:style-name="P3"/>
      <text:p text:style-name="P3">(voir slide fonctionnement acvec arret et attente)</text:p>
      <text:p text:style-name="P3">2. Si on utilise le protocole “Stop&amp;Wait” pour envoyer un message de A vers B. Si la</text:p>
      <text:p text:style-name="P3">longueur du message <text:span text:style-name="T2">ACK = 64 octets</text:span>. Calculer le taux d’utilisation.</text:p>
      <text:p text:style-name="P3"/>
      <text:p text:style-name="P3">Taux d utilisation : U = temps – tx est occupé / temps total = L/R <text:s/>/ x</text:p>
      <text:p text:style-name="P3"/>
      <text:p text:style-name="P3"/>
      <text:p text:style-name="P2">A----------Rt---------B</text:p>
      <text:p text:style-name="P2">L/R1 + L/R2 + d1/s1 + d2/s2 <text:s/>+ 2dproc </text:p>
      <text:p text:style-name="P2"/>
      <text:p text:style-name="P2"/>
      <text:p text:style-name="P2">2 X (<text:span text:style-name="T3">64</text:span><text:span text:style-name="T2">/</text:span>10⁸ + 1500/360X10⁸) +0.01</text:p>
      <text:p text:style-name="P2"/>
      <text:p text:style-name="P2">2* ( 0.012 + 0.00004) +0.01</text:p>
      <text:p text:style-name="P2">0.034008</text:p>
      <text:p text:style-name="P2"/>
      <text:p text:style-name="P3">d2 = 0.011032 &gt;&gt; temps – tx est occupé / temps total = L/R <text:s/>/ <text:s/>0.04504</text:p>
      <text:p text:style-name="P3"/>
      <text:p text:style-name="P3">L/R = 0.012 / 0.04504</text:p>
      <text:p text:style-name="P3"/>
      <text:p text:style-name="P3"/>
      <text:p text:style-name="P3"/>
      <text:p text:style-name="P3"><text:soft-page-break/></text:p>
      <text:p text:style-name="P3">Voir pipeling utilisation amélioré</text:p>
      <text:p text:style-name="P3">3. Si on utilise le protocole “Go-backN”, avec une fenêtre de taille N. Calculer la valeur</text:p>
      <text:p text:style-name="P3">de N qui maximise le débit utile.</text:p>
      <text:p text:style-name="P3"/>
      <text:p text:style-name="P3">Ugbn = (N* L/R)/ temps total <text:s/>= (N * 0.012) /0.04504</text:p>
      <text:p text:style-name="P3">Max { 1, (N * 0.012) /0.04504</text:p>
      <text:p text:style-name="P3"/>
      <text:p text:style-name="P4">reponse: 4</text:p>
      <text:p text:style-name="P4"/>
      <text:p text:style-name="P4"/>
      <text:p text:style-name="P4"><text:tab/><text:tab/><text:tab/><text:tab/>EXERCICE 3</text:p>
      <text:p text:style-name="P4"/>
      <text:p text:style-name="P4">Un canal entre émetteur et récepteur de</text:p>
      <text:p text:style-name="P4">4Kbps et d prop = 20msec</text:p>
      <text:p text:style-name="P4"> Chaque paquet a un en-tête de 6 octets</text:p>
      <text:p text:style-name="P4"> Chaque accusé de réception fait 8 octets</text:p>
      <text:p text:style-name="P4"> On utilise « stop and wait »</text:p>
      <text:p text:style-name="P4"/>
      <text:p text:style-name="P4">L = (N+6) * 8</text:p>
      <text:p text:style-name="P4">R = 4000</text:p>
      <text:p text:style-name="P4"/>
      <text:p text:style-name="P4">(L/R)/Tp + (L) + ((8*8)/4000) = 50%</text:p>
      <text:p text:style-name="P4"/>
      <text:p text:style-name="P4"/>
      <text:p text:style-name="P5">local d examen : sh3420</text:p>
      <text:p text:style-name="P3"/>
      <text:p text:style-name="P3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  <text:p text:style-name="P1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WenQuanYi Micro Hei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3in" fo:text-indent="-0.3in" fo:margin-left="0.3in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0.4in" fo:text-indent="-0.4in" fo:margin-left="0.4in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0.5in" fo:text-indent="-0.5in" fo:margin-left="0.5in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0.6in" fo:text-indent="-0.6in" fo:margin-left="0.6in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0.7in" fo:text-indent="-0.7in" fo:margin-left="0.7in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0.8in" fo:text-indent="-0.8in" fo:margin-left="0.8in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0.9in" fo:text-indent="-0.9in" fo:margin-left="0.9in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1in" fo:text-indent="-1in" fo:margin-left="1in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1.1in" fo:text-indent="-1.1in" fo:margin-left="1.1in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1.2in" fo:text-indent="-1.2in" fo:margin-left="1.2in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10-26T19:10:00.005877003</meta:creation-date>
    <dc:date>2017-10-26T19:47:41.170497496</dc:date>
    <meta:editing-duration>PT16M10S</meta:editing-duration>
    <meta:editing-cycles>2</meta:editing-cycles>
    <meta:generator>LibreOffice/5.1.6.2$Linux_X86_64 LibreOffice_project/10m0$Build-2</meta:generator>
    <meta:document-statistic meta:table-count="0" meta:image-count="0" meta:object-count="0" meta:page-count="6" meta:paragraph-count="163" meta:word-count="992" meta:character-count="5927" meta:non-whitespace-character-count="4106"/>
  </office:meta>
</office:document-meta>
</file>